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ster Of Disaster</text:p>
      <text:p text:style-name="Text_20_body">Hey, suchst du eine Community die alltäglich da ist und Nette Leute über 18 ?<text:line-break/>Dann bist du bei uns richtig.<text:line-break/>Wir sind recht klein, wollen aber wachsen.<text:line-break/>Unser meistgespieltes Game ist LoL, zocken aber auch alles bunt gemischt. Der Spass steht im Vordergrund..<text:line-break/>Am Wochende gibt es auch ein paar Events um den Spassfaktor zu erhöhen und erinnerungswerte Momente zu schaffen.<text:line-break/>Sei dabei und werde ein Teil von uns.</text:p>
      <text:p text:style-name="Text_20_body">{{sticker:slayer-pantheon-thumbs}} </text:p>
      <text:p text:style-name="Text_20_body">Join uns bei Discord:<text:line-break/><text:a xlink:type="simple" xlink:href="https://discord.gg/QgHzSQ7" text:style-name="Internet_20_link" text:visited-style-name="Visited_20_Internet_20_Link">https://discord.gg/QgHzSQ7</text:a> ,<text:line-break/>beim ersten mal einloggen werdet ihr nur unsser Allgemein channel sehen<text:line-break/>bewerbt euch do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27T20:51:27.729000000</dc:date>
    <meta:editing-duration>PT37S</meta:editing-duration>
    <meta:editing-cycles>1</meta:editing-cycles>
    <meta:document-statistic meta:table-count="0" meta:image-count="0" meta:object-count="0" meta:page-count="1" meta:paragraph-count="4" meta:word-count="94" meta:character-count="602" meta:non-whitespace-character-count="511"/>
  </office:meta>
</office:document-meta>
</file>